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2000000223083BB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P2" style:family="paragraph" style:parent-style-name="Title">
      <style:text-properties fo:font-size="24pt" officeooo:paragraph-rsid="012805ec" style:font-size-asian="24pt" style:font-size-complex="24pt"/>
    </style:style>
    <style:style style:name="P3" style:family="paragraph" style:parent-style-name="Text_20_body">
      <style:paragraph-properties fo:break-before="page"/>
    </style:style>
    <style:style style:name="P4" style:family="paragraph">
      <style:paragraph-properties fo:text-align="center"/>
    </style:style>
    <style:style style:name="P5" style:family="paragraph">
      <style:text-properties fo:color="#3465a4" style:font-name="Ubuntu Medium"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ffffff" style:font-name="Ubuntu Medium" fo:font-weight="bold" style:font-weight-asian="bold" style:font-weight-complex="bold"/>
    </style:style>
    <style:style style:name="T1" style:family="text">
      <style:text-properties officeooo:rsid="008df78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3465a4" style:font-name="Ubuntu Medium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Ubuntu Medium"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50%" draw:contrast="0%" draw:red="0%" draw:green="45%" draw:blue="0%" draw:gamma="1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100%" draw:contrast="0%" draw:red="0%" draw:green="0%" draw:blue="0%" draw:gamma="1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gradient" draw:fill-gradient-name="Tango_20_Bl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Obraz3" text:anchor-type="paragraph" svg:x="14.942cm" svg:y="-0.482cm" svg:width="2cm" svg:height="2cm" draw:z-index="4"><draw:image xlink:href="../logo/chameleon.svg" xlink:type="simple" xlink:show="embed" xlink:actuate="onLoad"/><draw:image xlink:href="Pictures/1000020100000022000000223083BB64.png" xlink:type="simple" xlink:show="embed" xlink:actuate="onLoad"/></draw:frame><text:span text:style-name="T2">Cameleonica</text:span><text:line-break/>safe cryptographic steganographic advanced filesystem</text:p>
      <text:p text:style-name="Text_20_body"/>
      <text:p text:style-name="P2"><draw:frame draw:style-name="fr1" draw:name="Obraz1" text:anchor-type="paragraph" svg:x="8.692cm" svg:y="0.736cm" svg:width="1cm" svg:height="1cm" draw:z-index="5"><draw:image xlink:href="../logo/chameleon.svg" xlink:type="simple" xlink:show="embed" xlink:actuate="onLoad"/><draw:image xlink:href="Pictures/1000020100000022000000223083BB64.png" xlink:type="simple" xlink:show="embed" xlink:actuate="onLoad"/></draw:frame>Cameleonica</text:p>
      <text:p text:style-name="Text_20_body"/>
      <text:p text:style-name="Text_20_body"><draw:frame text:anchor-type="paragraph" draw:z-index="6" draw:style-name="gr2" draw:text-style-name="P7" svg:width="6.43cm" svg:height="1.694cm" svg:x="5.602cm" svg:y="5.747cm"><draw:text-box><text:p text:style-name="P6"><text:span text:style-name="T4">Cameleonica</text:span></text:p></draw:text-box></draw:frame><draw:frame draw:style-name="fr1" draw:name="Obraz2" text:anchor-type="paragraph" svg:x="1.528cm" svg:y="2.125cm" svg:width="10.241cm" svg:height="10.241cm" draw:z-index="2"><draw:image xlink:href="../logo/chameleon.svg" xlink:type="simple" xlink:show="embed" xlink:actuate="onLoad"/><draw:image xlink:href="Pictures/1000020100000022000000223083BB64.png" xlink:type="simple" xlink:show="embed" xlink:actuate="onLoad"/></draw:frame></text:p>
      <text:p text:style-name="P3"><draw:frame draw:style-name="fr2" draw:name="Obraz4" text:anchor-type="paragraph" svg:x="1.528cm" svg:y="2.125cm" svg:width="10.241cm" svg:height="10.241cm" draw:z-index="1"><draw:image xlink:href="../logo/chameleon.svg" xlink:type="simple" xlink:show="embed" xlink:actuate="onLoad"/><draw:image xlink:href="Pictures/1000020100000022000000223083BB64.png" xlink:type="simple" xlink:show="embed" xlink:actuate="onLoad"/></draw:frame><draw:frame text:anchor-type="paragraph" draw:z-index="3" draw:style-name="gr2" draw:text-style-name="P5" svg:width="6.43cm" svg:height="1.694cm" svg:x="5.602cm" svg:y="5.747cm"><draw:text-box><text:p><text:span text:style-name="T3">Cameleonica</text:span></text:p></draw:text-box></draw:frame><draw:rect text:anchor-type="paragraph" draw:z-index="0" draw:style-name="gr1" draw:text-style-name="P4" svg:width="13.733cm" svg:height="10.514cm" svg:x="-0.06cm" svg:y="1.852cm"><text:p/></draw:rect><draw:rect text:anchor-type="paragraph" draw:z-index="7" draw:style-name="gr1" draw:text-style-name="P4" svg:width="7.037cm" svg:height="2.257cm" svg:x="3.194cm" svg:y="15.485cm"><text:p/></draw:rect><draw:frame draw:style-name="fr2" draw:name="Obraz5" text:anchor-type="paragraph" svg:x="6.795cm" svg:y="15.995cm" svg:width="1cm" svg:height="1cm" draw:z-index="8"><draw:image xlink:href="../logo/chameleon.svg" xlink:type="simple" xlink:show="embed" xlink:actuate="onLoad"/><draw:image xlink:href="Pictures/1000020100000022000000223083BB64.png" xlink:type="simple" xlink:show="embed" xlink:actuate="onLoad"/></draw:frame><draw:frame text:anchor-type="paragraph" draw:z-index="9" draw:style-name="gr2" draw:text-style-name="P7" svg:width="6.43cm" svg:height="1.694cm" svg:x="4.006cm" svg:y="16.164cm"><draw:text-box><text:p><text:span text:style-name="T4">Cameleonica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>
        <style:background-image/>
      </style:paragraph-properties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style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fo:color="#0066cc" style:font-name="Ubuntu Medium1" fo:font-family="'Ubuntu Medium'" style:font-style-name="Medium" style:font-pitch="variable" fo:font-size="14pt" fo:font-weight="bold" officeooo:rsid="00bb700a" fo:background-color="#e6e6e6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6pt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4pt" fo:font-style="normal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style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8pt" fo:text-shadow="none" fo:font-weight="bold" style:font-size-asian="18pt" style:font-weight-asian="bold" style:font-size-complex="18pt" style:font-weight-complex="bold" style:font-relief="none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><text:tab/><text:span text:style-name="MT1">Printed </text:span><text:span text:style-name="MT1"><text:date style:data-style-name="N84" text:date-value="2015-03-28T02:00:46.601727046">2015-03-28</text:dat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5:19:53.224594772</meta:creation-date>
    <meta:editing-duration>PT22H34M19S</meta:editing-duration>
    <meta:editing-cycles>190</meta:editing-cycles>
    <meta:generator>LibreOffice/4.2.7.2$Linux_X86_64 LibreOffice_project/420m0$Build-2</meta:generator>
    <dc:date>2015-03-28T02:00:46.387960044</dc:date>
    <meta:document-statistic meta:table-count="0" meta:image-count="5" meta:object-count="0" meta:page-count="2" meta:paragraph-count="3" meta:word-count="9" meta:character-count="95" meta:non-whitespace-character-count="88"/>
  </office:meta>
</office:document-meta>
</file>